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d1e9" officeooo:paragraph-rsid="0004d1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 my course project I would like to design a current project that I have been working on. I have been gathering information to build an POS System for a family members shop. I will be developing the full program stack. The Databases, back end software, middle ware, and user front en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02T21:29:08.681375028</meta:creation-date>
    <dc:date>2020-02-02T21:38:57.422534809</dc:date>
    <meta:editing-duration>PT9M49S</meta:editing-duration>
    <meta:editing-cycles>1</meta:editing-cycles>
    <meta:document-statistic meta:table-count="0" meta:image-count="0" meta:object-count="0" meta:page-count="1" meta:paragraph-count="1" meta:word-count="52" meta:character-count="287" meta:non-whitespace-character-count="236"/>
    <meta:generator>LibreOffice/6.3.2.2$Linux_X86_64 LibreOffice_project/e1663a74855acfc3cddf258a1b61ef869561d205</meta:generator>
  </office:meta>
</office:document-meta>
</file>